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icio/final</text:p>
          </table:table-cell>
          <table:table-cell office:value-type="string" calcext:value-type="string">
            <text:p>Guarapes</text:p>
          </table:table-cell>
          <table:table-cell office:value-type="string" calcext:value-type="string">
            <text:p>Natal Shopping</text:p>
          </table:table-cell>
          <table:table-cell office:value-type="string" calcext:value-type="string">
            <text:p>Praia Shopping</text:p>
          </table:table-cell>
          <table:table-cell office:value-type="string" calcext:value-type="string">
            <text:p>Midway Mall</text:p>
          </table:table-cell>
          <table:table-cell office:value-type="string" calcext:value-type="string">
            <text:p>Partage Norte Shopping</text:p>
          </table:table-cell>
        </table:table-row>
        <table:table-row table:style-name="ro1">
          <table:table-cell office:value-type="string" calcext:value-type="string">
            <text:p>Guarapes</text:p>
          </table:table-cell>
          <table:table-cell office:value-type="float" office:value="0" calcext:value-type="float">
            <text:p>0</text:p>
          </table:table-cell>
          <table:table-cell office:value-type="float" office:value="18.9" calcext:value-type="float">
            <text:p>18,9</text:p>
          </table:table-cell>
          <table:table-cell office:value-type="float" office:value="23.1" calcext:value-type="float">
            <text:p>23,1</text:p>
          </table:table-cell>
          <table:table-cell office:value-type="float" office:value="15.9" calcext:value-type="float">
            <text:p>15,9</text:p>
          </table:table-cell>
          <table:table-cell office:value-type="float" office:value="6.1" calcext:value-type="float">
            <text:p>6,1</text:p>
          </table:table-cell>
        </table:table-row>
        <table:table-row table:style-name="ro1">
          <table:table-cell office:value-type="string" calcext:value-type="string">
            <text:p>Natal Shopping</text:p>
          </table:table-cell>
          <table:table-cell office:value-type="float" office:value="20.6" calcext:value-type="float">
            <text:p>20,6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office:value-type="float" office:value="4.5" calcext:value-type="float">
            <text:p>4,5</text:p>
          </table:table-cell>
          <table:table-cell office:value-type="float" office:value="13.7" calcext:value-type="float">
            <text:p>13,7</text:p>
          </table:table-cell>
        </table:table-row>
        <table:table-row table:style-name="ro1">
          <table:table-cell office:value-type="string" calcext:value-type="string">
            <text:p>Praia Shopping</text:p>
          </table:table-cell>
          <table:table-cell office:value-type="float" office:value="23.4" calcext:value-type="float">
            <text:p>23,4</text:p>
          </table:table-cell>
          <table:table-cell office:value-type="float" office:value="5.6" calcext:value-type="float">
            <text:p>5,6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,4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office:value-type="string" calcext:value-type="string">
            <text:p>Midway Mall</text:p>
          </table:table-cell>
          <table:table-cell office:value-type="float" office:value="15.2" calcext:value-type="float">
            <text:p>15,2</text:p>
          </table:table-cell>
          <table:table-cell office:value-type="float" office:value="3.4" calcext:value-type="float">
            <text:p>3,4</text:p>
          </table:table-cell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,5</text:p>
          </table:table-cell>
        </table:table-row>
        <table:table-row table:style-name="ro1">
          <table:table-cell office:value-type="string" calcext:value-type="string">
            <text:p>Partage Norte Shopping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.1" calcext:value-type="float">
            <text:p>17,1</text:p>
          </table:table-cell>
          <table:table-cell office:value-type="float" office:value="9.9" calcext:value-type="float">
            <text:p>9,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3T08:18:53.521388923</meta:creation-date>
    <dc:date>2021-04-23T08:37:40.484261860</dc:date>
    <meta:editing-duration>PT8M36S</meta:editing-duration>
    <meta:editing-cycles>1</meta:editing-cycles>
    <meta:generator>LibreOffice/6.4.7.2$Linux_X86_64 LibreOffice_project/40$Build-2</meta:generator>
    <meta:document-statistic meta:table-count="1" meta:cell-count="36" meta:object-count="0"/>
  </office:meta>
</office:document-meta>
</file>